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mbay Devanagari" svg:font-family="'Cambay Devanagari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3bce0" officeooo:paragraph-rsid="0007f1e6"/>
    </style:style>
    <style:style style:name="P2" style:family="paragraph" style:parent-style-name="Standard">
      <style:text-properties officeooo:rsid="0003bce0" officeooo:paragraph-rsid="00146ed1"/>
    </style:style>
    <style:style style:name="P3" style:family="paragraph" style:parent-style-name="Standard">
      <style:text-properties style:font-name="Liberation Serif" fo:font-size="12pt" officeooo:rsid="0003bce0" officeooo:paragraph-rsid="0007f1e6" style:font-size-asian="12pt" style:font-size-complex="12pt"/>
    </style:style>
    <style:style style:name="P4" style:family="paragraph" style:parent-style-name="Standard">
      <style:text-properties officeooo:paragraph-rsid="0007f1e6"/>
    </style:style>
    <style:style style:name="P5" style:family="paragraph" style:parent-style-name="Standard">
      <style:text-properties officeooo:rsid="0004313a" officeooo:paragraph-rsid="0007f1e6"/>
    </style:style>
    <style:style style:name="P6" style:family="paragraph" style:parent-style-name="Standard">
      <style:text-properties style:font-name="Cambay Devanagari" fo:font-size="8pt" officeooo:rsid="0003bce0" officeooo:paragraph-rsid="0007f1e6" style:font-size-asian="8pt" style:font-size-complex="8pt"/>
    </style:style>
    <style:style style:name="P7" style:family="paragraph" style:parent-style-name="Standard">
      <style:text-properties style:font-name="Cambay Devanagari" fo:font-size="8pt" officeooo:rsid="000cab59" officeooo:paragraph-rsid="000cab59" style:font-size-asian="8pt" style:font-size-complex="8pt"/>
    </style:style>
    <style:style style:name="P8" style:family="paragraph" style:parent-style-name="Standard">
      <style:text-properties style:font-name="Cambay Devanagari" fo:font-size="8pt" officeooo:rsid="000e12aa" officeooo:paragraph-rsid="000e12aa" style:font-size-asian="8pt" style:font-size-complex="8pt"/>
    </style:style>
    <style:style style:name="P9" style:family="paragraph" style:parent-style-name="Standard">
      <style:text-properties style:font-name="Cambay Devanagari" fo:font-size="8pt" officeooo:rsid="00146ed1" officeooo:paragraph-rsid="00146ed1" style:font-size-asian="8pt" style:font-size-complex="8pt"/>
    </style:style>
    <style:style style:name="P10" style:family="paragraph" style:parent-style-name="Standard">
      <style:text-properties style:font-name="Cambay Devanagari" fo:font-size="8pt" officeooo:rsid="0004313a" officeooo:paragraph-rsid="0007f1e6" style:font-size-asian="8pt" style:font-size-complex="8pt"/>
    </style:style>
    <style:style style:name="P11" style:family="paragraph" style:parent-style-name="Standard">
      <style:text-properties style:font-name="Cambay Devanagari" fo:font-size="8pt" officeooo:paragraph-rsid="0007f1e6" style:font-size-asian="8pt" style:font-size-complex="8pt"/>
    </style:style>
    <style:style style:name="P12" style:family="paragraph" style:parent-style-name="Standard">
      <style:text-properties style:font-name="Cambay Devanagari" fo:font-size="8pt" fo:font-weight="bold" officeooo:rsid="00146ed1" officeooo:paragraph-rsid="00146ed1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Cambay Devanagari" fo:font-size="14pt" fo:font-weight="bold" officeooo:rsid="000e12aa" officeooo:paragraph-rsid="000e12aa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0cab59" officeooo:paragraph-rsid="000cab59"/>
    </style:style>
    <style:style style:name="P15" style:family="paragraph" style:parent-style-name="Standard">
      <style:text-properties officeooo:rsid="00146ed1" officeooo:paragraph-rsid="00146ed1"/>
    </style:style>
    <style:style style:name="P1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ambay Devanagari" fo:font-size="8pt" style:font-size-asian="8pt" style:font-size-complex="8pt"/>
    </style:style>
    <style:style style:name="P17" style:family="paragraph" style:parent-style-name="Standard">
      <style:text-properties officeooo:rsid="0003bce0" officeooo:paragraph-rsid="0007f1e6"/>
    </style:style>
    <style:style style:name="P18" style:family="paragraph" style:parent-style-name="Standard">
      <style:text-properties officeooo:rsid="0003bce0" officeooo:paragraph-rsid="001d7c04"/>
    </style:style>
    <style:style style:name="P19" style:family="paragraph" style:parent-style-name="Standard">
      <style:text-properties officeooo:rsid="001d4641" officeooo:paragraph-rsid="001d4641"/>
    </style:style>
    <style:style style:name="T1" style:family="text">
      <style:text-properties officeooo:rsid="0004313a"/>
    </style:style>
    <style:style style:name="T2" style:family="text">
      <style:text-properties officeooo:rsid="000ba876"/>
    </style:style>
    <style:style style:name="T3" style:family="text">
      <style:text-properties officeooo:rsid="00146ed1"/>
    </style:style>
    <style:style style:name="T4" style:family="text">
      <style:text-properties officeooo:rsid="0016a58d"/>
    </style:style>
    <style:style style:name="T5" style:family="text">
      <style:text-properties officeooo:rsid="0018f487"/>
    </style:style>
    <style:style style:name="T6" style:family="text">
      <style:text-properties officeooo:rsid="001d7c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ow 1 - Complaint raised on an item</text:p>
      <text:p text:style-name="P1">i. Buyer selects an item for raising an issue, buyer app creates an issue</text:p>
      <text:p text:style-name="P1">&amp;amp; seller app marks the issue as processing</text:p>
      <text:p text:style-name="P1">ii. Buyer app asks for an update on the issue and seller provides a</text:p>
      <text:p text:style-name="P1">resolution to the issue to the buyer app (providing their GRO</text:p>
      <text:p text:style-name="P1">information) (can be an unsolicited call)</text:p>
      <text:p text:style-name="P1">iii. Buyer closes the complaint and provides a rating to the resolution</text:p>
      <text:p text:style-name="P1"/>
      <text:p text:style-name="P1"/>
      <text:p text:style-name="P18"><text:span text:style-name="T6">Ticket Type</text:span>: <text:span text:style-name="T6">ITEM</text:span></text:p>
      <text:p text:style-name="P1">Ticket/Create:</text:p>
      <text:p text:style-name="P1"/>
      <text:p text:style-name="P16">{"@timestamp":"2023-08-28T16:48:40.153+05:30","@version":"1","message":"[ticket/create] ******* ticket/create Request **** {\n <text:s/>"ticket_id" : 11122201,\n <text:s/>"paytm_order_id" : 100075815321,\n <text:s/>"category" : "ITEM",\n <text:s/>"status" : "OPEN",\n <text:s/>"sub_category" : "ITM02",\n <text:s/>"customer" : {\n <text:s text:c="3"/>"name" : "Anupam Khare",\n <text:s text:c="3"/>"mobile" : "8077045298"\n <text:s/>},\n <text:s/>"ondc_order_id" : "4A12ED423A0F92D6ECD8BB9A96B2FD71",\n <text:s/>"item_ids" : [ 1349569915449 ],\n <text:s/>"issue_detail" : {\n <text:s text:c="3"/>"type" : "ISSUE",\n <text:s text:c="3"/>"heading" : "ITEM::Missing items",\n <text:s text:c="3"/>"description" : "Ordered product is missing",\n <text:s text:c="3"/>"images" : [ "https://nstoreassets.s3.amazonaws.com/23356/101/101_b8j29h05lbl5kgqo.jpg" ]\n <text:s/>},\n <text:s/>"customer_care_contact" : {\n <text:s text:c="3"/>"name" : "Paytm Customer Care",\n <text:s text:c="3"/>"email" : "support.ondc@paytm.com",\n <text:s text:c="3"/>"mobile" : "9988776655"\n <text:s/>},\n <text:s/>"created_at" : "2023-08-28T10:00:00.009Z",\n <text:s/>"updated_at" : "2023-08-28T10:00:00.469Z"\n}","logger_name":"com.ondc.igm.controller.FreshDeskController","thread_name":"http-nio-8080-exec-5","level":"INFO","level_value":20000,"transaction_id":"65b62e94-c3a2-468c-9444-93227c28102c","bpp_id":"ultrontest.magicpin.com/oms_partner/ondc","city":"std:080","domain":"nic2004:52110","action":"issue","bpp_url":"https://ultrontest.magicpin.com/oms_partner/ondc","message_id":"ondc::igm::1693218235438","user":"EMPTY","token":"EMPTY"}</text:p>
      <text:p text:style-name="P6"/>
      <text:p text:style-name="P1"/>
      <text:p text:style-name="P3">/ISSUE:</text:p>
      <text:p text:style-name="P16">{"@timestamp":"2023-08-28T16:48:40.411+05:30","@version":"1","message":"[ticket/create] Hitting Bpp with Request Body {\n <text:s/>"context" : {\n <text:s text:c="3"/>"domain" : "nic2004:52110",\n <text:s text:c="3"/>"country" : "IND",\n <text:s text:c="3"/>"city" : "std:080",\n <text:s text:c="3"/>"action" : "issue",\n <text:s text:c="3"/>"core_version" : "1.0.0",\n <text:s text:c="3"/>"bap_id" : "ondc-staging.paytm.com",\n <text:s text:c="3"/>"bap_uri" : "https://ondc-staging.paytm.com/retail",\n <text:s text:c="3"/>"bpp_id" : "ondc-qa.gofrugalretail.com",\n <text:s text:c="3"/>"bpp_uri" : "https://ondc-qa.gofrugalretail.com/ondc-service_1_0/ondc",\n <text:s text:c="3"/>"transaction_id" : "a2e16dda-7b32-4f62-9ff5-02c3f4d990cf",\n <text:s text:c="3"/>"message_id" : "ondc::igm::1693221520404",\n <text:s text:c="3"/>"timestamp" : "2023-08-28T11:18:40.404Z",\n <text:s text:c="3"/>"ttl" : "PT30S"\n <text:s/>},\n <text:s/>"message" : {\n <text:s text:c="3"/>"issue" : {\n <text:s text:c="5"/>"id" : "11122201",\n <text:s text:c="5"/>"category" : "ITEM",\n <text:s text:c="5"/>"sub_category" : "ITM02",\n <text:s text:c="5"/>"complainant_info" : {\n <text:s text:c="7"/>"person" : {\n <text:s text:c="9"/>"name" : "Anupam Khare"\n <text:s text:c="7"/>},\n <text:s text:c="7"/>"contact" : {\n <text:s text:c="9"/>"phone" : "8077045298"\n <text:s text:c="7"/>}\n <text:s text:c="5"/>},\n <text:s text:c="5"/>"order_details" : {\n <text:s text:c="7"/>"id" : "4A12ED423A0F92D6ECD8BB9A96B2FD71",\n <text:s text:c="7"/>"items" : [ {\n <text:s text:c="9"/>"id" : "19609-ONDC-1-10205",\n <text:s text:c="9"/>"quantity" : 1\n <text:s text:c="7"/>} ],\n <text:s text:c="7"/>"fulfillments" : [ ],\n <text:s text:c="7"/>"provider_id" : "19609-ONDC-1"\n <text:s text:c="5"/>},\n <text:s text:c="5"/>"description" : {\n <text:s text:c="7"/>"short_desc" : "ITEM::Missing items",\n <text:s text:c="7"/>"long_desc" : "Ordered product is missing",\n <text:s text:c="7"/>"images" : [ "https://nstoreassets.s3.amazonaws.com/23356/101/101_b8j29h05lbl5kgqo.jpg" ]\n <text:s text:c="5"/>},\n <text:s text:c="5"/>"source" : {\n <text:s text:c="7"/>"network_participant_id" : "ondc-staging.paytm.com",\n <text:s text:c="7"/>"issue_source_type" : "CONSUMER"\n <text:s text:c="5"/>},\n <text:s text:c="5"/>"expected_response_time" : {\n <text:s text:c="7"/>"duration" : "PT2H"\n <text:s text:c="5"/>},\n <text:s text:c="5"/>"expected_resolution_time" : {\n <text:s text:c="7"/>"duration" : "P1D"\n <text:s text:c="5"/>},\n <text:s text:c="5"/>"status" : "OPEN",\n <text:s text:c="5"/>"issue_type" : "ISSUE",\n <text:s text:c="5"/>"issue_actions" : {\n <text:s text:c="7"/>"complainant_actions" : [ {\n <text:s text:c="9"/>"complainant_action" : "OPEN",\n <text:s text:c="9"/>"short_desc" : "Complaint created",\n <text:s text:c="9"/>"updated_at" : "2023-08-28T10:00:00.469Z",\n <text:s text:c="9"/>"updated_by" : {\n <text:s text:c="11"/>"org" : {\n <text:s text:c="13"/>"name" : "ondc-staging.paytm.com::nic2004:52110"\n <text:s text:c="11"/>},\n <text:s text:c="11"/>"contact" : {\n <text:s text:c="13"/>"phone" : "9988776655",\n <text:s text:c="13"/>"email" : "support.ondc@paytm.com"\n <text:s text:c="11"/>},\n <text:s text:c="11"/>"person" : {\n <text:s text:c="13"/>"name" : "Paytm Customer Care"\n <text:s text:c="11"/>}\n <text:s text:c="9"/>}\n <text:s text:c="7"/>} ]\n <text:s text:c="5"/>},\n <text:s text:c="5"/>"created_at" : "2023-08-28T10:00:00.009Z",\n <text:s text:c="5"/>"updated_at" : "2023-08-28T10:00:00.469Z"\n <text:s text:c="3"/>}\n <text:s/>}\n} ","logger_name":"com.ondc.igm.service.impl.OndcEngineImpl","thread_name":"http-nio-8080-exec-5","level":"INFO","level_value":20000,"transaction_id":"a2e16dda-7b32-4f62-9ff5-02c3f4d990cf","bpp_id":"ondc-qa.gofrugalretail.com","city":"std:080","domain":"nic2004:52110","action":"issue","provider_id":"19609-ONDC-1","bpp_url":"https://ondc-qa.gofrugalretail.com/ondc-service_1_0/ondc","message_id":"ondc::igm::1693221520404","user":"EMPTY","token":"EMPTY"}</text:p>
      <text:p text:style-name="P3"/>
      <text:p text:style-name="P3"/>
      <text:p text:style-name="P1">On_ISSUE:</text:p>
      <text:p text:style-name="P16">{"@timestamp":"2023-08-28T16:50:15.068+05:30","@version":"1","message":"[on_issue] ******* on_issue Request **** {\n <text:s/>"context" : {\n <text:s text:c="3"/>"domain" : "nic2004:52110",\n <text:s text:c="3"/>"country" : "IND",\n <text:s text:c="3"/>"city" : "std:080",\n <text:s text:c="3"/>"action" : "on_issue",\n <text:s text:c="3"/>"core_version" : "1.0.0",\n <text:s text:c="3"/>"bap_id" : "ondc-staging.paytm.com",\n <text:s text:c="3"/>"bap_uri" : "https://ondc-staging.paytm.com/retail",\n <text:s text:c="3"/>"bpp_id" : "ondc-qa.gofrugalretail.com",\n <text:s text:c="3"/>"bpp_uri" : "https://ondc-qa.gofrugalretail.com/ondc-service_1_0/ondc",\n <text:s text:c="3"/>"transaction_id" : "a2e16dda-7b32-4f62-9ff5-02c3f4d990cf",\n <text:s text:c="3"/>"message_id" : "ondc::igm::1693221520404",\n <text:s text:c="3"/>"timestamp" : "2023-08-28T11:20:14.808Z"\n <text:s/>},\n <text:s/>"message" : {\n <text:s text:c="3"/>"issue" : {\n <text:s text:c="5"/>"id" : 11122201,\n <text:s text:c="5"/>"issue_actions" : {\n <text:s text:c="7"/>"respondent_actions" : [ {\n <text:s text:c="9"/>"respondent_action" : "PROCESSING",\n <text:s text:c="9"/>"short_desc" : "Processing from seller end",\n <text:s text:c="9"/>"updated_at" : "2023-08-28T11:20:14.808Z",\n <text:s text:c="9"/>"updated_by" : {\n <text:s text:c="11"/>"org" : {\n <text:s text:c="13"/>"name" : "ondc-qa.gofrugalretail.com::nic2004:52110"\n <text:s text:c="11"/>},\n <text:s text:c="11"/>"contact" : {\n <text:s text:c="13"/>"phone" : "09898767675",\n <text:s text:c="13"/>"email" : "abii@gmail.com"\n <text:s text:c="11"/>},\n <text:s text:c="11"/>"person" : {\n <text:s text:c="13"/>"name" : "Abinaya"\n <text:s text:c="11"/>}\n <text:s text:c="9"/>},\n <text:s text:c="9"/>"cascaded_level" : 1\n <text:s text:c="7"/>} ]\n <text:s text:c="5"/>},\n <text:s text:c="5"/>"created_at" : "2023-08-28T10:00:00.009Z",\n <text:s text:c="5"/>"updated_at" : "2023-08-28T11:20:14.808Z"\n <text:s text:c="3"/>}\n <text:s/>}\n}","logger_name":"com.ondc.igm.controller.OndcController","thread_name":"http-nio-8080-exec-8","level":"INFO","level_value":20000,"transaction_id":"65b62e94-c3a2-468c-9444-93227c28102c","bpp_id":"ultrontest.magicpin.com/oms_partner/ondc","city":"std:080","domain":"nic2004:52110","provider_id":"45949808","action":"issue","bpp_url":"https://ultrontest.magicpin.com/oms_partner/ondc","message_id":"ondc::igm::1693214834181","user":"EMPTY","token":"EMPTY"}</text:p>
      <text:p text:style-name="P6"/>
      <text:p text:style-name="P1"/>
      <text:p text:style-name="P4">On_ISSUE_STATUS:<text:span text:style-name="T1">(Action_triggered: Refund)</text:span></text:p>
      <text:p text:style-name="P14">PROCESSING:</text:p>
      <text:p text:style-name="P7">{"@timestamp":"2023-08-28T16:54:38.487+05:30","@version":"1","message":"[on_issue_status] ******* on_issue_status Request **** {\n <text:s/>"context" : {\n <text:s text:c="3"/>"domain" : "nic2004:52110",\n <text:s text:c="3"/>"country" : "IND",\n <text:s text:c="3"/>"city" : "std:080",\n <text:s text:c="3"/>"action" : "on_issue_status",\n <text:s text:c="3"/>"core_version" : "1.0.0",\n <text:s text:c="3"/>"bap_id" : "ondc-staging.paytm.com",\n <text:s text:c="3"/>"bap_uri" : "https://ondc-staging.paytm.com/retail",\n <text:s text:c="3"/>"bpp_id" : "ondc-qa.gofrugalretail.com",\n <text:s text:c="3"/>"bpp_uri" : "https://ondc-qa.gofrugalretail.com/ondc-service_1_0/ondc",\n <text:s text:c="3"/>"transaction_id" : "a2e16dda-7b32-4f62-9ff5-02c3f4d990cf",\n <text:s text:c="3"/>"message_id" : "ondc::igm::1693221877579",\n <text:s text:c="3"/>"timestamp" : "2023-08-28T11:24:38.255Z"\n <text:s/>},\n <text:s/>"message" : {\n <text:s text:c="3"/>"issue" : {\n <text:s text:c="5"/>"id" : 11122201,\n <text:s text:c="5"/>"issue_actions" : {\n <text:s text:c="7"/>"respondent_actions" : [ {\n <text:s text:c="9"/>"respondent_action" : "PROCESSING",\n <text:s text:c="9"/>"short_desc" : "Processing from seller end",\n <text:s text:c="9"/>"updated_at" : "2023-08-28T11:20:14.808Z",\n <text:s text:c="9"/>"updated_by" : {\n <text:s text:c="11"/><text:soft-page-break/>"org" : {\n <text:s text:c="13"/>"name" : "ondc-qa.gofrugalretail.com::nic2004:52110"\n <text:s text:c="11"/>},\n <text:s text:c="11"/>"contact" : {\n <text:s text:c="13"/>"phone" : "09898767675",\n <text:s text:c="13"/>"email" : "abii@gmail.com"\n <text:s text:c="11"/>},\n <text:s text:c="11"/>"person" : {\n <text:s text:c="13"/>"name" : "Abinaya"\n <text:s text:c="11"/>}\n <text:s text:c="9"/>},\n <text:s text:c="9"/>"cascaded_level" : 1\n <text:s text:c="7"/>} ]\n <text:s text:c="5"/>},\n <text:s text:c="5"/>"created_at" : "2023-08-28T10:00:00.009Z",\n <text:s text:c="5"/>"updated_at" : "2023-08-28T11:20:14.808Z"\n <text:s text:c="3"/>}\n <text:s/>}\n}","logger_name":"com.ondc.igm.controller.OndcController","thread_name":"http-nio-8080-exec-10","level":"INFO","level_value":20000,"user":"EMPTY","token":"EMPTY"}</text:p>
      <text:p text:style-name="P7"/>
      <text:p text:style-name="P7">{"@timestamp":"2023-08-28T16:55:04.434+05:30","@version":"1","message":"[on_issue_status] ******* on_issue_status Request **** {\n <text:s/>"context" : {\n <text:s text:c="3"/>"domain" : "nic2004:52110",\n <text:s text:c="3"/>"country" : "IND",\n <text:s text:c="3"/>"city" : "std:080",\n <text:s text:c="3"/>"action" : "on_issue_status",\n <text:s text:c="3"/>"core_version" : "1.0.0",\n <text:s text:c="3"/>"bap_id" : "ondc-staging.paytm.com",\n <text:s text:c="3"/>"bap_uri" : "https://ondc-staging.paytm.com/retail",\n <text:s text:c="3"/>"bpp_id" : "ondc-qa.gofrugalretail.com",\n <text:s text:c="3"/>"bpp_uri" : "https://ondc-qa.gofrugalretail.com/ondc-service_1_0/ondc",\n <text:s text:c="3"/>"transaction_id" : "a2e16dda-7b32-4f62-9ff5-02c3f4d990cf",\n <text:s text:c="3"/>"message_id" : "e3947915-9e5c-4008-8e13-55430e5e3c43",\n <text:s text:c="3"/>"timestamp" : "2023-08-28T11:25:04.226Z"\n <text:s/>},\n <text:s/>"message" : {\n <text:s text:c="3"/>"issue" : {\n <text:s text:c="5"/>"id" : 11122201,\n <text:s text:c="5"/>"issue_actions" : {\n <text:s text:c="7"/>"respondent_actions" : [ {\n <text:s text:c="9"/>"respondent_action" : "RESOLVED",\n <text:s text:c="9"/>"short_desc" : "Resolved for Paytm",\n <text:s text:c="9"/>"updated_at" : "2023-08-28T11:25:04.204Z",\n <text:s text:c="9"/>"updated_by" : {\n <text:s text:c="11"/>"org" : {\n <text:s text:c="13"/>"name" : "ondc-qa.gofrugalretail.com::nic2004:52110"\n <text:s text:c="11"/>},\n <text:s text:c="11"/>"contact" : {\n <text:s text:c="13"/>"phone" : "09898767675",\n <text:s text:c="13"/>"email" : "abii@gmail.com"\n <text:s text:c="11"/>},\n <text:s text:c="11"/>"person" : {\n <text:s text:c="13"/>"name" : "Abinaya"\n <text:s text:c="11"/>}\n <text:s text:c="9"/>},\n <text:s text:c="9"/>"cascaded_level" : 1\n <text:s text:c="7"/>}, {\n <text:s text:c="9"/>"respondent_action" : "PROCESSING",\n <text:s text:c="9"/>"short_desc" : "Processing from seller end",\n <text:s text:c="9"/>"updated_at" : "2023-08-28T11:20:14.808Z",\n <text:s text:c="9"/>"updated_by" : {\n <text:s text:c="11"/>"org" : {\n <text:s text:c="13"/>"name" : "ondc-qa.gofrugalretail.com::nic2004:52110"\n <text:s text:c="11"/>},\n <text:s text:c="11"/>"contact" : {\n <text:s text:c="13"/>"phone" : "09898767675",\n <text:s text:c="13"/>"email" : "abii@gmail.com"\n <text:s text:c="11"/>},\n <text:s text:c="11"/>"person" : {\n <text:s text:c="13"/>"name" : "Abinaya"\n <text:s text:c="11"/>}\n <text:s text:c="9"/>},\n <text:s text:c="9"/>"cascaded_level" : 1\n <text:s text:c="7"/>} ]\n <text:s text:c="5"/>},\n <text:s text:c="5"/>"resolution_provider" : {\n <text:s text:c="7"/>"respondent_info" : {\n <text:s text:c="9"/>"type" : "TRANSACTION-COUNTERPARTY-NP",\n <text:s text:c="9"/>"organization" : {\n <text:s text:c="11"/>"org" : {\n <text:s text:c="13"/>"name" : "ondc-qa.gofrugalretail.com::nic2004:52110"\n <text:s text:c="11"/>},\n <text:s text:c="11"/>"contact" : {\n <text:s text:c="13"/>"phone" : "09898767675",\n <text:s text:c="13"/>"email" : "abii@gmail.com"\n <text:s text:c="11"/>},\n <text:s text:c="11"/>"person" : {\n <text:s text:c="13"/>"name" : "Abinaya"\n <text:s text:c="11"/>}\n <text:s text:c="9"/>},\n <text:s text:c="9"/>"resolution_support" : {\n <text:s text:c="11"/>"contact" : {\n <text:s text:c="13"/>"phone" : "09898767675",\n <text:s text:c="13"/>"email" : "abii@gmail.com"\n <text:s text:c="11"/>},\n <text:s text:c="11"/>"gros" : [ {\n <text:s text:c="13"/>"person" : {\n <text:s text:c="15"/>"name" : "Pema Doma Lama"\n <text:s text:c="13"/>},\n <text:s text:c="13"/>"contact" : {\n <text:s text:c="15"/>"phone" : "7418066617",\n <text:s text:c="15"/>"email" : "pema.d@gofrugal.com"\n <text:s text:c="13"/>},\n <text:s text:c="13"/>"gro_type" : "TRANSACTION-COUNTERPARTY-NP-GRO"\n <text:s text:c="11"/>} ]\n <text:s text:c="9"/>}\n <text:s text:c="7"/>}\n <text:s text:c="5"/>},\n <text:s text:c="5"/>"resolution" : {\n <text:s text:c="7"/>"short_desc" : "Resolved for Paytm",\n <text:s text:c="7"/>"long_desc" : "Resolved for Paytm",\n <text:s text:c="7"/>"action_triggered" : "REFUND",\n <text:s text:c="7"/>"refund_amount" : 518.35\n <text:s text:c="5"/>},\n <text:s text:c="5"/>"created_at" : "2023-08-28T10:00:00.009Z",\n <text:s text:c="5"/>"updated_at" : "2023-08-28T11:25:04.204Z"\n <text:s text:c="3"/>}\n <text:s/>}\n}","logger_name":"com.ondc.igm.controller.OndcController","thread_name":"http-nio-8080-exec-7","level":"INFO","level_value":20000,"user":"EMPTY","token":"EMPTY"}</text:p>
      <text:p text:style-name="P7"/>
      <text:p text:style-name="P7"/>
      <text:p text:style-name="P13">Ticket/UPDATE:</text:p>
      <text:p text:style-name="P8">{"@timestamp":"2023-08-28T17:02:50.785+05:30","@version":"1","message":"[ticket/update] Hitting Bpp with Request Body {\n <text:s/>"context" : {\n <text:s text:c="3"/>"domain" : "nic2004:52110",\n <text:s text:c="3"/>"country" : "IND",\n <text:s text:c="3"/>"city" : "std:080",\n <text:s text:c="3"/>"action" : "issue",\n <text:s text:c="3"/>"core_version" : "1.0.0",\n <text:s text:c="3"/>"bap_id" : "ondc-staging.paytm.com",\n <text:s text:c="3"/>"bap_uri" : "https://ondc-staging.paytm.com/retail",\n <text:s text:c="3"/>"bpp_id" : "ondc-qa.gofrugalretail.com",\n <text:s text:c="3"/>"bpp_uri" : "https://ondc-qa.gofrugalretail.com/ondc-service_1_0/ondc",\n <text:s text:c="3"/>"transaction_id" : "a2e16dda-7b32-4f62-9ff5-02c3f4d990cf",\n <text:s text:c="3"/>"message_id" : "ondc::igm::1693222370778",\n <text:s text:c="3"/>"timestamp" : "2023-08-28T11:32:50.778Z",\n <text:s text:c="3"/>"ttl" : "PT30S"\n <text:s/>},\n <text:s/>"message" : {\n <text:s text:c="3"/>"issue" : {\n <text:s text:c="5"/>"id" : "11122201",\n <text:s text:c="5"/>"status" : "CLOSED",\n <text:s text:c="5"/>"issue_actions" : {\n <text:s text:c="7"/>"complainant_actions" : [ {\n <text:s text:c="9"/>"complainant_action" : "OPEN",\n <text:s text:c="9"/>"short_desc" : "Complaint created",\n <text:s text:c="9"/>"updated_at" : "2023-08-28T10:00:00.009Z",\n <text:s text:c="9"/>"updated_by" : {\n <text:s text:c="11"/>"org" : {\n <text:s text:c="13"/>"name" : "ondc-staging.paytm.com::nic2004:52110"\n <text:s text:c="11"/>},\n <text:s text:c="11"/>"contact" : {\n <text:s text:c="13"/>"phone" : "9988776655",\n <text:s text:c="13"/>"email" : "support.ondc@paytm.com"\n <text:s text:c="11"/>},\n <text:s text:c="11"/>"person" : {\n <text:s text:c="13"/>"name" : "Paytm Customer Care"\n <text:s text:c="11"/>}\n <text:s text:c="9"/>}\n <text:s text:c="7"/>}, {\n <text:s text:c="9"/>"complainant_action" : "CLOSE",\n <text:s text:c="9"/>"short_desc" : "Complaint closed",\n <text:s text:c="9"/>"updated_at" : "2023-08-28T10:00:00.469Z",\n <text:s text:c="9"/>"updated_by" : {\n <text:s text:c="11"/>"org" : {\n <text:s text:c="13"/>"name" : "ondc-staging.paytm.com::nic2004:52110"\n <text:s text:c="11"/>},\n <text:s text:c="11"/>"contact" : {\n <text:s text:c="13"/>"phone" : "9988776655",\n <text:s text:c="13"/>"email" : "support.ondc@paytm.com"\n <text:s text:c="11"/>},\n <text:s text:c="11"/>"person" : {\n <text:s text:c="13"/>"name" : "Paytm Customer Care"\n <text:s text:c="11"/>}\n <text:s text:c="9"/>}\n <text:s text:c="7"/>} ]\n <text:s text:c="5"/>},\n <text:s text:c="5"/>"issue_type" : "ISSUE",\n <text:s text:c="5"/>"created_at" : "2023-08-28T10:00:00.009Z",\n <text:s text:c="5"/>"updated_at" : "2023-08-28T10:00:00.469Z"\n <text:s text:c="3"/>}\n <text:s/>}\n} ","logger_name":"com.ondc.igm.service.impl.OndcEngineImpl","thread_name":"http-nio-8080-exec-10","level":"INFO","level_value":20000,"transaction_id":"a2e16dda-7b32-4f62-9ff5-02c3f4d990cf","bpp_id":"ondc-qa.gofrugalretail.com","city":"std:080","domain":"nic2004:52110","provider_id":"19609-ONDC-1","action":"issue","bpp_url":"https://ondc-qa.gofrugalretail.com/ondc-service_1_0/ondc","message_id":"ondc::igm::1693222370778","user":"EMPTY","token":"EMPTY"}</text:p>
      <text:p text:style-name="P4"/>
      <text:p text:style-name="P1">On_ISSUE_STATUS:<text:span text:style-name="T1">(Action_triggered: </text:span><text:span text:style-name="T2">Cancel</text:span><text:span text:style-name="T1">)</text:span></text:p>
      <text:p text:style-name="P1"/>
      <text:p text:style-name="P1"/>
      <text:p text:style-name="P19">Flow 2: </text:p>
      <text:p text:style-name="P1"/>
      <text:p text:style-name="P1"><text:span text:style-name="T6">Ticket Type</text:span>: <text:span text:style-name="T3">FULFILMENT</text:span></text:p>
      <text:p text:style-name="P1"/>
      <text:p text:style-name="P1">Ticket/Create:</text:p>
      <text:p text:style-name="P6">{"@timestamp":"2023-08-28T17:45:34.537+05:30","@version":"1","message":"[ticket/create] ******* ticket/create Request **** {\n <text:s/>"ticket_id" : 11122203,\n <text:s/>"paytm_order_id" : 100075811539,\n <text:s/>"category" : "FULFILLMENT",\n <text:s/>"status" : "OPEN",\n <text:s/>"sub_category" : "FLM08",\n <text:s/>"customer" : {\n <text:s text:c="3"/>"name" : "Anupam Khare",\n <text:s text:c="3"/>"mobile" : "8077045298"\n <text:s/>},\n <text:s/>"ondc_order_id" : "89ECDD548F32651DE675AA44273BDD53",\n <text:s/>"fulfillment_ids" : [ 234955355060346 ],\n <text:s/>"issue_detail" : {\n <text:s text:c="3"/>"type" : "ISSUE",\n <text:s text:c="3"/>"heading" : "FULFILLMENT::Address could not be located",\n <text:s text:c="3"/>"description" : "Ordered product is missing",\n <text:s text:c="3"/>"images" : [ "https://cdn.dnaindia.com/sites/default/files/styles/full/public/2022/04/03/1301855-d.jpg" ]\n <text:s/>},\n <text:s/>"customer_care_contact" : {\n <text:s text:c="3"/>"name" : "Paytm Customer Care",\n <text:s text:c="3"/>"email" : "support.ondc@paytm.com",\n <text:s text:c="3"/>"mobile" : "9988776655"\n <text:s/>},\n <text:s/>"created_at" : "2023-08-28T17:00:00.009Z",\n <text:s/>"updated_at" : "2023-08-28T17:00:00.469Z"\n}","logger_name":"com.ondc.igm.controller.FreshDeskController","thread_name":"http-nio-8080-exec-7","level":"INFO","level_value":20000,"user":"EMPTY","token":"EMPTY"}</text:p>
      <text:p text:style-name="P1"/>
      <text:p text:style-name="P1">/ISSUE:</text:p>
      <text:p text:style-name="P6">{"@timestamp":"2023-08-28T17:45:34.865+05:30","@version":"1","message":"[ticket/create] Hitting Bpp with Request Body {\n <text:s/>"context" : {\n <text:s text:c="3"/>"domain" : "nic2004:52110",\n <text:s text:c="3"/>"country" : "IND",\n <text:s text:c="3"/>"city" : "std:080",\n <text:s text:c="3"/>"action" : "issue",\n <text:s text:c="3"/>"core_version" : "1.0.0",\n <text:s text:c="3"/>"bap_id" : "ondc-staging.paytm.com",\n <text:s text:c="3"/>"bap_uri" : "https://ondc-staging.paytm.com/retail",\n <text:s text:c="3"/>"bpp_id" : "ondc-qa.gofrugalretail.com",\n <text:s text:c="3"/>"bpp_uri" : "https://ondc-qa.gofrugalretail.com/ondc-service_1_0/ondc",\n <text:s text:c="3"/>"transaction_id" : "82f7c74e-8720-4810-a5af-a36f047c4e39",\n <text:s text:c="3"/>"message_id" : "ondc::igm::1693224934831",\n <text:s text:c="3"/>"timestamp" : "2023-08-28T12:15:34.831Z",\n <text:s text:c="3"/>"ttl" : "PT30S"\n <text:s/>},\n <text:s/>"message" : {\n <text:s text:c="3"/>"issue" : {\n <text:s text:c="5"/>"id" : "11122203",\n <text:s text:c="5"/>"category" : "FULFILLMENT",\n <text:s text:c="5"/>"sub_category" : "FLM08",\n <text:s text:c="5"/>"complainant_info" : {\n <text:s text:c="7"/>"person" : {\n <text:s text:c="9"/>"name" : "Anupam Khare"\n <text:s text:c="7"/>},\n <text:s text:c="7"/>"contact" : {\n <text:s text:c="9"/>"phone" : "8077045298"\n <text:s text:c="7"/>}\n <text:s text:c="5"/>},\n <text:s text:c="5"/>"order_details" : {\n <text:s text:c="7"/>"id" : "89ECDD548F32651DE675AA44273BDD53",\n <text:s text:c="7"/>"items" : [ ],\n <text:s text:c="7"/>"fulfillments" : [ {\n <text:s text:c="9"/>"id" : "E81F8196A66357375ADB7DD3EAD8F01E"\n <text:s text:c="7"/>} ],\n <text:s text:c="7"/>"provider_id" : "19609-ONDC-1"\n <text:s text:c="5"/>},\n <text:s text:c="5"/>"description" : {\n <text:s text:c="7"/>"short_desc" : "FULFILLMENT::Address could not be located",\n <text:s text:c="7"/>"long_desc" : "Ordered product is missing",\n <text:s text:c="7"/>"images" : [ "https://cdn.dnaindia.com/sites/default/files/styles/full/public/2022/04/03/1301855-d.jpg" ]\n <text:s text:c="5"/>},\n <text:s text:c="5"/>"source" : {\n <text:s text:c="7"/>"network_participant_id" : "ondc-staging.paytm.com",\n <text:s text:c="7"/>"issue_source_type" : "CONSUMER"\n <text:s text:c="5"/>},\n <text:s text:c="5"/>"expected_response_time" : {\n <text:s text:c="7"/>"duration" : "PT2H"\n <text:s text:c="5"/>},\n <text:s text:c="5"/><text:soft-page-break/>"expected_resolution_time" : {\n <text:s text:c="7"/>"duration" : "P1D"\n <text:s text:c="5"/>},\n <text:s text:c="5"/>"status" : "OPEN",\n <text:s text:c="5"/>"issue_type" : "ISSUE",\n <text:s text:c="5"/>"issue_actions" : {\n <text:s text:c="7"/>"complainant_actions" : [ {\n <text:s text:c="9"/>"complainant_action" : "OPEN",\n <text:s text:c="9"/>"short_desc" : "Complaint created",\n <text:s text:c="9"/>"updated_at" : "2023-08-28T17:00:00.469Z",\n <text:s text:c="9"/>"updated_by" : {\n <text:s text:c="11"/>"org" : {\n <text:s text:c="13"/>"name" : "ondc-staging.paytm.com::nic2004:52110"\n <text:s text:c="11"/>},\n <text:s text:c="11"/>"contact" : {\n <text:s text:c="13"/>"phone" : "9988776655",\n <text:s text:c="13"/>"email" : "support.ondc@paytm.com"\n <text:s text:c="11"/>},\n <text:s text:c="11"/>"person" : {\n <text:s text:c="13"/>"name" : "Paytm Customer Care"\n <text:s text:c="11"/>}\n <text:s text:c="9"/>}\n <text:s text:c="7"/>} ]\n <text:s text:c="5"/>},\n <text:s text:c="5"/>"created_at" : "2023-08-28T17:00:00.009Z",\n <text:s text:c="5"/>"updated_at" : "2023-08-28T17:00:00.469Z"\n <text:s text:c="3"/>}\n <text:s/>}\n} ","logger_name":"com.ondc.igm.service.impl.OndcEngineImpl","thread_name":"http-nio-8080-exec-7","level":"INFO","level_value":20000,"transaction_id":"82f7c74e-8720-4810-a5af-a36f047c4e39","bpp_id":"ondc-qa.gofrugalretail.com","city":"std:080","domain":"nic2004:52110","provider_id":"19609-ONDC-1","action":"issue","bpp_url":"https://ondc-qa.gofrugalretail.com/ondc-service_1_0/ondc","message_id":"ondc::igm::1693224934831","user":"EMPTY","token":"EMPTY"}</text:p>
      <text:p text:style-name="P1"/>
      <text:p text:style-name="P1"/>
      <text:p text:style-name="P1">On_ISSUE:</text:p>
      <text:p text:style-name="P6">{"@timestamp":"2023-08-28T17:45:50.046+05:30","@version":"1","message":"[on_issue] ******* on_issue Request **** {\n <text:s/>"context" : {\n <text:s text:c="3"/>"domain" : "nic2004:52110",\n <text:s text:c="3"/>"country" : "IND",\n <text:s text:c="3"/>"city" : "std:080",\n <text:s text:c="3"/>"action" : "on_issue",\n <text:s text:c="3"/>"core_version" : "1.0.0",\n <text:s text:c="3"/>"bap_id" : "ondc-staging.paytm.com",\n <text:s text:c="3"/>"bap_uri" : "https://ondc-staging.paytm.com/retail",\n <text:s text:c="3"/>"bpp_id" : "ondc-qa.gofrugalretail.com",\n <text:s text:c="3"/>"bpp_uri" : "https://ondc-qa.gofrugalretail.com/ondc-service_1_0/ondc",\n <text:s text:c="3"/>"transaction_id" : "82f7c74e-8720-4810-a5af-a36f047c4e39",\n <text:s text:c="3"/>"message_id" : "ondc::igm::1693224934831",\n <text:s text:c="3"/>"timestamp" : "2023-08-28T12:15:49.828Z"\n <text:s/>},\n <text:s/>"message" : {\n <text:s text:c="3"/>"issue" : {\n <text:s text:c="5"/>"id" : 11122203,\n <text:s text:c="5"/>"issue_actions" : {\n <text:s text:c="7"/>"respondent_actions" : [ {\n <text:s text:c="9"/>"respondent_action" : "PROCESSING",\n <text:s text:c="9"/>"short_desc" : "Processing",\n <text:s text:c="9"/>"updated_at" : "2023-08-28T12:15:49.828Z",\n <text:s text:c="9"/>"updated_by" : {\n <text:s text:c="11"/>"org" : {\n <text:s text:c="13"/>"name" : "ondc-qa.gofrugalretail.com::nic2004:52110"\n <text:s text:c="11"/>},\n <text:s text:c="11"/>"contact" : {\n <text:s text:c="13"/>"phone" : "09898767675",\n <text:s text:c="13"/>"email" : "abii@gmail.com"\n <text:s text:c="11"/>},\n <text:s text:c="11"/>"person" : {\n <text:s text:c="13"/>"name" : "Abinaya"\n <text:s text:c="11"/>}\n <text:s text:c="9"/>},\n <text:s text:c="9"/>"cascaded_level" : 1\n <text:s text:c="7"/>} ]\n <text:s text:c="5"/>},\n <text:s text:c="5"/>"created_at" : "2023-08-28T17:00:00.009Z",\n <text:s text:c="5"/>"updated_at" : "2023-08-28T12:15:49.828Z"\n <text:s text:c="3"/>}\n <text:s/>}\n}","logger_name":"com.ondc.igm.controller.OndcController","thread_name":"http-nio-8080-exec-8","level":"INFO","level_value":20000,"transaction_id":"65b62e94-c3a2-468c-9444-93227c28102c","bpp_id":"ultrontest.magicpin.com/oms_partner/ondc","city":"std:080","domain":"nic2004:52110","provider_id":"45949808","action":"issue","bpp_url":"https://ultrontest.magicpin.com/oms_partner/ondc","message_id":"ondc::igm::1693214834181","user":"EMPTY","token":"EMPTY"}</text:p>
      <text:p text:style-name="P6"/>
      <text:p text:style-name="P6"/>
      <text:p text:style-name="P6"/>
      <text:p text:style-name="P12">ISSUE/STATUS:</text:p>
      <text:p text:style-name="P16">{"@timestamp":"2023-08-28T17:47:11.290+05:30","@version":"1","message":"{\n <text:s/>"context" : {\n <text:s text:c="3"/>"domain" : "nic2004:52110",\n <text:s text:c="3"/>"country" : "IND",\n <text:s text:c="3"/>"city" : "std:080",\n <text:s text:c="3"/>"action" : "issue",\n <text:s text:c="3"/>"core_version" : "1.0.0",\n <text:s text:c="3"/>"bap_id" : "ondc-staging.paytm.com",\n <text:s text:c="3"/>"bap_uri" : "https://ondc-staging.paytm.com/retail",\n <text:s text:c="3"/>"bpp_id" : "ondc-qa.gofrugalretail.com",\n <text:s text:c="3"/>"bpp_uri" : "https://ondc-qa.gofrugalretail.com/ondc-service_1_0/ondc",\n <text:s text:c="3"/>"transaction_id" : "82f7c74e-8720-4810-a5af-a36f047c4e39",\n <text:s text:c="3"/>"message_id" : "ondc::igm::1693225031288",\n <text:s text:c="3"/>"timestamp" : "2023-08-28T12:17:11.288Z",\n <text:s text:c="3"/>"ttl" : "PT30S"\n <text:s/>},\n <text:s/>"message" : {\n <text:s text:c="3"/>"issue_id" : "11122203"\n <text:s/>}\n}","logger_name":"com.ondc.igm.service.impl.OndcEngineImpl","thread_name":"http-nio-8080-exec-3","level":"INFO","level_value":20000,"transaction_id":"82f7c74e-8720-4810-a5af-a36f047c4e39","bpp_id":"ondc-qa.gofrugalretail.com","city":"std:080","domain":"nic2004:52110","action":"issue","bpp_url":"https://ondc-qa.gofrugalretail.com/ondc-service_1_0/ondc","message_id":"ondc::igm::1693225031288","user":"EMPTY","token":"EMPTY"}</text:p>
      <text:p text:style-name="P9"/>
      <text:p text:style-name="P1"/>
      <text:p text:style-name="P1">On_ISSUE_STATUS:<text:span text:style-name="T1">(Action_triggered: Refund)</text:span></text:p>
      <text:p text:style-name="P1"/>
      <text:p text:style-name="P15">PROCESS:</text:p>
      <text:p text:style-name="P15"/>
      <text:p text:style-name="P9">{"@timestamp":"2023-08-28T17:47:12.032+05:30","@version":"1","message":"[on_issue_status] ******* on_issue_status Request **** {\n <text:s/>"context" : {\n <text:s text:c="3"/>"domain" : "nic2004:52110",\n <text:s text:c="3"/>"country" : "IND",\n <text:s text:c="3"/>"city" : "std:080",\n <text:s text:c="3"/>"action" : "on_issue_status",\n <text:s text:c="3"/>"core_version" : "1.0.0",\n <text:s text:c="3"/>"bap_id" : "ondc-staging.paytm.com",\n <text:s text:c="3"/>"bap_uri" : "https://ondc-staging.paytm.com/retail",\n <text:s text:c="3"/>"bpp_id" : "ondc-qa.gofrugalretail.com",\n <text:s text:c="3"/>"bpp_uri" : "https://ondc-qa.gofrugalretail.com/ondc-service_1_0/ondc",\n <text:s text:c="3"/>"transaction_id" : "82f7c74e-8720-4810-a5af-a36f047c4e39",\n <text:s text:c="3"/>"message_id" : "ondc::igm::1693225031288",\n <text:s text:c="3"/>"timestamp" : "2023-08-28T12:17:11.818Z"\n <text:s/>},\n <text:s/>"message" : {\n <text:s text:c="3"/>"issue" : {\n <text:s text:c="5"/>"id" : 11122203,\n <text:s text:c="5"/>"issue_actions" : {\n <text:s text:c="7"/>"respondent_actions" : [ {\n <text:s text:c="9"/>"respondent_action" : "PROCESSING",\n <text:s text:c="9"/>"short_desc" : "Processing",\n <text:s text:c="9"/>"updated_at" : "2023-08-28T12:15:49.828Z",\n <text:s text:c="9"/>"updated_by" : {\n <text:s text:c="11"/>"org" : {\n <text:s text:c="13"/>"name" : "ondc-qa.gofrugalretail.com::nic2004:52110"\n <text:s text:c="11"/>},\n <text:s text:c="11"/>"contact" : {\n <text:s text:c="13"/>"phone" : "09898767675",\n <text:s text:c="13"/>"email" : "abii@gmail.com"\n <text:s text:c="11"/>},\n <text:s text:c="11"/>"person" : {\n <text:s text:c="13"/>"name" : "Abinaya"\n <text:s text:c="11"/>}\n <text:s text:c="9"/>},\n <text:s text:c="9"/>"cascaded_level" : 1\n <text:s text:c="7"/>} ]\n <text:s text:c="5"/>},\n <text:s text:c="5"/>"created_at" : "2023-08-28T17:00:00.009Z",\n <text:s text:c="5"/>"updated_at" : "2023-08-28T12:15:49.828Z"\n <text:s text:c="3"/>}\n <text:s/>}\n}","logger_name":"com.ondc.igm.controller.OndcController","thread_name":"http-nio-8080-exec-2","level":"INFO","level_value":20000,"transaction_id":"82f7c74e-8720-4810-a5af-a36f047c4e39","bpp_id":"ondc-qa.gofrugalretail.com","city":"std:080","domain":"nic2004:52110","provider_id":"19609-ONDC-1","action":"issue","bpp_url":"https://ondc-qa.gofrugalretail.com/ondc-service_1_0/ondc","message_id":"ondc::igm::1693224072820","user":"EMPTY","token":"EMPTY"}</text:p>
      <text:p text:style-name="P15"/>
      <text:p text:style-name="P15"><text:span text:style-name="T4">Cancel</text:span>:</text:p>
      <text:p text:style-name="P9">{"@timestamp":"2023-08-28T17:48:22.280+05:30","@version":"1","message":"[on_issue_status] ******* on_issue_status Request **** {\n <text:s/>"context" : {\n <text:s text:c="3"/>"domain" : "nic2004:52110",\n <text:s text:c="3"/>"country" : "IND",\n <text:s text:c="3"/>"city" : "std:080",\n <text:s text:c="3"/>"action" : "on_issue_status",\n <text:s text:c="3"/>"core_version" : "1.0.0",\n <text:s text:c="3"/>"bap_id" : "ondc-staging.paytm.com",\n <text:s text:c="3"/>"bap_uri" : "https://ondc-staging.paytm.com/retail",\n <text:s text:c="3"/>"bpp_id" : "ondc-qa.gofrugalretail.com",\n <text:s text:c="3"/>"bpp_uri" : "https://ondc-qa.gofrugalretail.com/ondc-service_1_0/ondc",\n <text:s text:c="3"/>"transaction_id" : "82f7c74e-8720-4810-a5af-a36f047c4e39",\n <text:s text:c="3"/>"message_id" : "59fc32ec-9fc2-4c70-9d9c-c85092657e07",\n <text:s text:c="3"/>"timestamp" : "2023-08-28T12:18:22.087Z"\n <text:s/>},\n <text:s/>"message" : {\n <text:s text:c="3"/>"issue" : {\n <text:s text:c="5"/>"id" : 11122203,\n <text:s text:c="5"/>"issue_actions" : {\n <text:s text:c="7"/>"respondent_actions" : [ {\n <text:s text:c="9"/>"respondent_action" : "RESOLVED",\n <text:s text:c="9"/>"short_desc" : "Cancel the order",\n <text:s text:c="9"/>"updated_at" : "2023-08-28T12:18:22.067Z",\n <text:s text:c="9"/>"updated_by" : {\n <text:s text:c="11"/>"org" : {\n <text:s text:c="13"/>"name" : "ondc-qa.gofrugalretail.com::nic2004:52110"\n <text:s text:c="11"/>},\n <text:s text:c="11"/>"contact" : {\n <text:s text:c="13"/>"phone" : "09898767675",\n <text:s text:c="13"/>"email" : "abii@gmail.com"\n <text:s text:c="11"/>},\n <text:s text:c="11"/>"person" : {\n <text:s text:c="13"/>"name" : "Abinaya"\n <text:s text:c="11"/>}\n <text:s text:c="9"/>},\n <text:s text:c="9"/>"cascaded_level" : 1\n <text:s text:c="7"/>}, {\n <text:s text:c="9"/>"respondent_action" : "PROCESSING",\n <text:s text:c="9"/>"short_desc" : "Processing",\n <text:s text:c="9"/>"updated_at" : "2023-08-28T12:15:49.828Z",\n <text:s text:c="9"/>"updated_by" : {\n <text:s text:c="11"/>"org" : {\n <text:s text:c="13"/>"name" : "ondc-qa.gofrugalretail.com::nic2004:52110"\n <text:s text:c="11"/>},\n <text:s text:c="11"/>"contact" : {\n <text:s text:c="13"/>"phone" : "09898767675",\n <text:s text:c="13"/>"email" : "abii@gmail.com"\n <text:s text:c="11"/>},\n <text:s text:c="11"/>"person" : {\n <text:s text:c="13"/>"name" : "Abinaya"\n <text:s text:c="11"/>}\n <text:s text:c="9"/>},\n <text:s text:c="9"/>"cascaded_level" : 1\n <text:s text:c="7"/>} ]\n <text:s text:c="5"/>},\n <text:s text:c="5"/>"resolution_provider" : {\n <text:s text:c="7"/>"respondent_info" : {\n <text:s text:c="9"/>"type" : "TRANSACTION-COUNTERPARTY-NP",\n <text:s text:c="9"/>"organization" : {\n <text:s text:c="11"/>"org" : {\n <text:s text:c="13"/>"name" : "ondc-qa.gofrugalretail.com::nic2004:52110"\n <text:s text:c="11"/>},\n <text:s text:c="11"/>"contact" : {\n <text:s text:c="13"/>"phone" : "09898767675",\n <text:s text:c="13"/>"email" : "abii@gmail.com"\n <text:s text:c="11"/>},\n <text:s text:c="11"/>"person" : {\n <text:s text:c="13"/>"name" : "Abinaya"\n <text:s text:c="11"/>}\n <text:s text:c="9"/>},\n <text:s text:c="9"/>"resolution_support" : {\n <text:s text:c="11"/>"contact" : {\n <text:s text:c="13"/>"phone" : "09898767675",\n <text:s text:c="13"/>"email" : "abii@gmail.com"\n <text:s text:c="11"/>},\n <text:s text:c="11"/>"gros" : [ {\n <text:s text:c="13"/>"person" : {\n <text:s text:c="15"/>"name" : "Pema Doma Lama"\n <text:s text:c="13"/>},\n <text:s text:c="13"/>"contact" : {\n <text:s text:c="15"/>"phone" : "7418066617",\n <text:s text:c="15"/>"email" : "pema.d@gofrugal.com"\n <text:s text:c="13"/>},\n <text:s text:c="13"/>"gro_type" : "TRANSACTION-COUNTERPARTY-NP-GRO"\n <text:s text:c="11"/>} ]\n <text:s text:c="9"/>}\n <text:s text:c="7"/>}\n <text:s text:c="5"/>},\n <text:s text:c="5"/>"resolution" : {\n <text:s text:c="7"/>"short_desc" : "Cancel the order",\n <text:s text:c="7"/>"long_desc" : "Cancelling",\n <text:s text:c="7"/>"action_triggered" : "CANCEL"\n <text:s text:c="5"/>},\n <text:s text:c="5"/>"created_at" : "2023-08-28T17:00:00.009Z",\n <text:s text:c="5"/>"updated_at" : "2023-08-28T12:18:22.067Z"\n <text:s text:c="3"/>}\<text:soft-page-break/>n <text:s/>}\n}","logger_name":"com.ondc.igm.controller.OndcController","thread_name":"http-nio-8080-exec-6","level":"INFO","level_value":20000,"user":"EMPTY","token":"EMPTY"}</text:p>
      <text:p text:style-name="P2"/>
      <text:p text:style-name="P1"/>
      <text:p text:style-name="P5">On_Update:(ITEM&gt;Positive)</text:p>
      <text:p text:style-name="P10">{"@timestamp":"2023-08-28T17:51:25.473+05:30","@version":"1","message":"[ticket/update] ******* ticket/update Request **** {\n <text:s/>"ticket_id" : 11122203,\n <text:s/>"paytm_order_id" : 100075811539,\n <text:s/>"status" : "CLOSED",\n <text:s/>"fulfillment_ids" : [ 234955355060346 ],\n <text:s/>"item_ids" : null,\n <text:s/>"customer_care_contact" : {\n <text:s text:c="3"/>"name" : "Paytm Customer Care",\n <text:s text:c="3"/>"email" : "support.ondc@paytm.com",\n <text:s text:c="3"/>"mobile" : "9988776655"\n <text:s/>},\n <text:s/>"is_statisfied" : true,\n <text:s/>"review_text" : "Complaint closed",\n <text:s/>"created_at" : "2023-08-28T17:30:00.009Z",\n <text:s/>"updated_at" : "2023-08-28T17:31:00.469Z"\n}","logger_name":"com.ondc.igm.controller.FreshDeskController","thread_name":"http-nio-8080-exec-10","level":"INFO","level_value":20000,"transaction_id":"a2e16dda-7b32-4f62-9ff5-02c3f4d990cf","bpp_id":"ondc-qa.gofrugalretail.com","city":"std:080","domain":"nic2004:52110","provider_id":"19609-ONDC-1","action":"issue","bpp_url":"https://ondc-qa.gofrugalretail.com/ondc-service_1_0/ondc","message_id":"ondc::igm::1693222370778","user":"EMPTY","token":"EMPTY"}</text:p>
      <text:p text:style-name="P10"/>
      <text:p text:style-name="P10"/>
      <text:p text:style-name="P5">ISSUES: <text:span text:style-name="T5">(TICKET CLOSED)</text:span></text:p>
      <text:p text:style-name="P10">{"@timestamp":"2023-08-28T17:51:25.753+05:30","@version":"1","message":"[ticket/update] Hitting Bpp with Request Body {\n <text:s/>"context" : {\n <text:s text:c="3"/>"domain" : "nic2004:52110",\n <text:s text:c="3"/>"country" : "IND",\n <text:s text:c="3"/>"city" : "std:080",\n <text:s text:c="3"/>"action" : "issue",\n <text:s text:c="3"/>"core_version" : "1.0.0",\n <text:s text:c="3"/>"bap_id" : "ondc-staging.paytm.com",\n <text:s text:c="3"/>"bap_uri" : "https://ondc-staging.paytm.com/retail",\n <text:s text:c="3"/>"bpp_id" : "ondc-qa.gofrugalretail.com",\n <text:s text:c="3"/>"bpp_uri" : "https://ondc-qa.gofrugalretail.com/ondc-service_1_0/ondc",\n <text:s text:c="3"/>"transaction_id" : "82f7c74e-8720-4810-a5af-a36f047c4e39",\n <text:s text:c="3"/>"message_id" : "ondc::igm::1693225285750",\n <text:s text:c="3"/>"timestamp" : "2023-08-28T12:21:25.750Z",\n <text:s text:c="3"/>"ttl" : "PT30S"\n <text:s/>},\n <text:s/>"message" : {\n <text:s text:c="3"/>"issue" : {\n <text:s text:c="5"/>"id" : "11122203",\n <text:s text:c="5"/>"status" : "CLOSED",\n <text:s text:c="5"/>"issue_actions" : {\n <text:s text:c="7"/>"complainant_actions" : [ {\n <text:s text:c="9"/>"complainant_action" : "OPEN",\n <text:s text:c="9"/>"short_desc" : "Complaint created",\n <text:s text:c="9"/>"updated_at" : "2023-08-28T17:30:00.009Z",\n <text:s text:c="9"/>"updated_by" : {\n <text:s text:c="11"/>"org" : {\n <text:s text:c="13"/>"name" : "ondc-staging.paytm.com::nic2004:52110"\n <text:s text:c="11"/>},\n <text:s text:c="11"/>"contact" : {\n <text:s text:c="13"/>"phone" : "9988776655",\n <text:s text:c="13"/>"email" : "support.ondc@paytm.com"\n <text:s text:c="11"/>},\n <text:s text:c="11"/>"person" : {\n <text:s text:c="13"/>"name" : "Paytm Customer Care"\n <text:s text:c="11"/>}\n <text:s text:c="9"/>}\n <text:s text:c="7"/>}, {\n <text:s text:c="9"/>"complainant_action" : "CLOSE",\n <text:s text:c="9"/>"short_desc" : "Complaint closed",\n <text:s text:c="9"/>"updated_at" : "2023-08-28T17:31:00.469Z",\n <text:s text:c="9"/>"updated_by" : {\n <text:s text:c="11"/>"org" : {\n <text:s text:c="13"/>"name" : "ondc-staging.paytm.com::nic2004:52110"\n <text:s text:c="11"/>},\n <text:s text:c="11"/>"contact" : {\n <text:s text:c="13"/>"phone" : "9988776655",\n <text:s text:c="13"/>"email" : "support.ondc@paytm.com"\n <text:s text:c="11"/>},\n <text:s text:c="11"/>"person" : {\n <text:s text:c="13"/>"name" : "Paytm Customer Care"\n <text:s text:c="11"/>}\n <text:s text:c="9"/>}\n <text:s text:c="7"/>} ]\n <text:s text:c="5"/>},\n <text:s text:c="5"/>"issue_type" : "ISSUE",\n <text:s text:c="5"/>"created_at" : "2023-08-28T17:30:00.009Z",\n <text:s text:c="5"/>"updated_at" : "2023-08-28T17:31:00.469Z"\n <text:s text:c="3"/>}\n <text:s/>}\n} ","logger_name":"com.ondc.igm.service.impl.OndcEngineImpl","thread_name":"http-nio-8080-exec-10","level":"INFO","level_value":20000,"transaction_id":"82f7c74e-8720-4810-a5af-a36f047c4e39","bpp_id":"ondc-qa.gofrugalretail.com","city":"std:080","domain":"nic2004:52110","provider_id":"19609-ONDC-1","action":"issue","bpp_url":"https://ondc-qa.gofrugalretail.com/ondc-service_1_0/ondc","message_id":"ondc::igm::1693225285750","user":"EMPTY","token":"EMPTY"}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mbay Devanagari" svg:font-family="'Cambay Devanagari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3:02:00.525211755</meta:creation-date>
    <dc:date>2023-09-04T11:04:01.950143102</dc:date>
    <meta:editing-duration>P17DT4H50M45S</meta:editing-duration>
    <meta:editing-cycles>18</meta:editing-cycles>
    <meta:generator>LibreOffice/7.5.0.3$MacOSX_X86_64 LibreOffice_project/c21113d003cd3efa8c53188764377a8272d9d6de</meta:generator>
    <meta:document-statistic meta:table-count="0" meta:image-count="0" meta:object-count="0" meta:page-count="4" meta:paragraph-count="40" meta:word-count="2113" meta:character-count="30368" meta:non-whitespace-character-count="23630"/>
  </office:meta>
</office:document-meta>
</file>